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nwRr6FfAJ6dweUw9XTJTlUP4HXFoG52P9KYU</text:p>
      <text:p text:style-name="Standard"/>
      <text:p text:style-name="Standard"><text:a xlink:type="simple" xlink:href="https://supabase.com/" text:style-name="Internet_20_link" text:visited-style-name="Visited_20_Internet_20_Link">https://supabase.com</text:a> <text:s text:c="4"/><text:a xlink:type="simple" xlink:href="https://vercel.com/" text:style-name="Internet_20_link" text:visited-style-name="Visited_20_Internet_20_Link">https://vercel.com/</text:a> <text:s text:c="5"/>https://sara-kitchen-ash.vercel.ap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23:03:36.887387743</meta:creation-date>
    <dc:date>2025-11-23T05:52:11.604593568</dc:date>
    <meta:editing-duration>PT6H37M46S</meta:editing-duration>
    <meta:editing-cycles>2</meta:editing-cycles>
    <meta:generator>LibreOffice/25.8.2.2$Linux_X86_64 LibreOffice_project/580$Build-2</meta:generator>
    <meta:document-statistic meta:table-count="0" meta:image-count="0" meta:object-count="0" meta:page-count="1" meta:paragraph-count="2" meta:word-count="4" meta:character-count="125" meta:non-whitespace-character-count="114"/>
  </office:meta>
</office:document-meta>
</file>